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office:automatic-styles>
  <office:body>
    <office:text>
      <text:p text:style-name="P1"><text:span text:style-name="T1">This question about positioning the camera is doing my head in. I do generally like the lecturer who is teaching the module, but the lecture slides are just way too conflated. The specification for the coursework seems to clash with what is said in lectures.</text:span></text:p>
      <text:p text:style-name="P1"><text:span text:style-name="T1"/></text:p>
      <text:p text:style-name="P1"><text:span text:style-name="T1">There are transformations which I think are defined for the camera matrix. The camera matrix is defined as a translation matrix multiplied by a rotation matrix (Tc * Rc). Because of how matrices are multiplied, this corresponds to doing the rotation(s) first and then doing the translation. This also means that rotations for multiple axes are written in reverse order. Doing an x and then y rotation is multiplied as Ry * Rx. Written in full, the camera matrix should be Tc * Ry * Rx.</text:span></text:p>
      <text:p text:style-name="P1"><text:span text:style-name="T1"/></text:p>
      <text:p text:style-name="P1"><text:span text:style-name="T1">This camera matrix must be transformed to a view matrix by taking its inverse. This view matrix moves the world in such a way that it matches with how viewing the world through a camera at the desired location would look. As the view matrix is an inverse of the camera matrix, the translation is done first, followed by the rotations, also in the opposite order. Written in full, the view matrix should be Rx * Ry * Tc^-1. This can also be written in shorthand as Rv * Tv.</text:span></text:p>
      <text:p text:style-name="P1"><text:span text:style-name="T1"/></text:p>
      <text:p text:style-name="P1"><text:span text:style-name="T1">The specification instead says that the camera matrix translates first and then rotates. It also specifies that the x rotation should be done first and the y rotation second. In full, this is saying that the camera matrix is equal to Ry * Rx * Tc. This relative order of doing the translation and then the rotations corresponds to the view matrix as defined in the notes, not the camera matrix. However, overall this not only doesn't match the definition of the camera matrix in the notes, but also doesn't match the definition of the view matrix due to the different order of rotations.</text:span></text:p>
      <text:p text:style-name="P1"><text:span text:style-name="T1"/></text:p>
      <text:p text:style-name="P1"><text:span text:style-name="T1">Even if all this matched, you still have to do the inversion of the camera matrix. The specification says that we can use tools to help with multiplications, but that answers should show all steps of the process. This makes it sound like we should do the inversion by hand. However, in the lectures they have said that we won't be inverting matrices by hand, so didn't cover this.</text:span></text:p>
      <text:p text:style-name="P1"><text:span text:style-name="T1"/></text:p>
      <text:p text:style-name="P1"><text:span text:style-name="T1">L6</text:span></text:p>
      <text:p text:style-name="P2"><draw:frame text:anchor-type="as-char" svg:width="146.58mm" svg:height="107.16mm" style:rel-width="scale" style:rel-height="scale"><draw:object-ole xlink:href="OleObj1"/><draw:image xlink:href="ObjectReplacements/OleObj1"/></draw:frame><text:span text:style-name="T1"/></text:p>
      <text:p text:style-name="P2"><text:span text:style-name="T1">L7</text:span></text:p>
      <text:p text:style-name="P2"><draw:frame text:anchor-type="as-char" svg:width="146.58mm" svg:height="97.10mm" style:rel-width="scale" style:rel-height="scale"><draw:object-ole xlink:href="OleObj2"/><draw:image xlink:href="ObjectReplacements/OleObj2"/></draw:frame><text:span text:style-name="T1"/></text:p>
      <text:p text:style-name="P3"><text:span text:style-name="T1">From Online</text:span></text:p>
      <text:p text:style-name="P4"><draw:frame text:anchor-type="as-char" svg:width="102.66mm" svg:height="33.60mm" style:rel-width="scale" style:rel-height="scale"><draw:object-ole xlink:href="OleObj3"/><draw:image xlink:href="ObjectReplacements/OleObj3"/></draw:frame><text:span text:style-name="T1"/></text:p>
      <text:p text:style-name="P5"><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